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Palatino Linotype" fo:font-size="10pt" officeooo:rsid="02d2689c" officeooo:paragraph-rsid="02d2689c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cf5225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2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3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42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43" style:family="paragraph" style:parent-style-name="Standard">
      <style:text-properties style:font-name="Palatino Linotype" officeooo:paragraph-rsid="0291f80e"/>
    </style:style>
    <style:style style:name="P144" style:family="paragraph" style:parent-style-name="Standard">
      <style:text-properties style:font-name="Palatino Linotype" officeooo:paragraph-rsid="028e9376"/>
    </style:style>
    <style:style style:name="P14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7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8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8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8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d44968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d44968"/>
    </style:style>
    <style:style style:name="P1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6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198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3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4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officeooo:rsid="0203ae44"/>
    </style:style>
    <style:style style:name="T27" style:family="text">
      <style:text-properties style:use-window-font-color="true" style:font-name="Palatino Linotype" officeooo:rsid="021b28a6"/>
    </style:style>
    <style:style style:name="T28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9" style:family="text">
      <style:text-properties style:use-window-font-color="true" style:font-name="Palatino Linotype" officeooo:rsid="02232b04"/>
    </style:style>
    <style:style style:name="T30" style:family="text">
      <style:text-properties style:use-window-font-color="true" style:font-name="Palatino Linotype" fo:font-weight="bold" style:font-weight-asian="bold" style:font-weight-complex="bold"/>
    </style:style>
    <style:style style:name="T31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color="#000000"/>
    </style:style>
    <style:style style:name="T33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officeooo:rsid="00ffecf3" style:font-style-asian="normal" style:font-style-complex="normal"/>
    </style:style>
    <style:style style:name="T36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 style:font-name="Palatino Linotype"/>
    </style:style>
    <style:style style:name="T38" style:family="text">
      <style:text-properties fo:color="#000000" style:font-name="Palatino Linotype" fo:font-size="10pt" style:font-size-asian="10pt" style:font-size-complex="10pt"/>
    </style:style>
    <style:style style:name="T3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officeooo:rsid="0108c802"/>
    </style:style>
    <style:style style:name="T8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8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8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8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8" style:family="text">
      <style:text-properties fo:color="#000000" style:font-name="Palatino Linotype" fo:background-color="transparent" loext:char-shading-value="0"/>
    </style:style>
    <style:style style:name="T89" style:family="text">
      <style:text-properties fo:color="#000000" style:font-name="Palatino Linotype" officeooo:rsid="025a7e14" fo:background-color="transparent" loext:char-shading-value="0"/>
    </style:style>
    <style:style style:name="T90" style:family="text">
      <style:text-properties fo:color="#000000" style:font-name="Palatino Linotype" officeooo:rsid="020f9139" fo:background-color="transparent" loext:char-shading-value="0"/>
    </style:style>
    <style:style style:name="T91" style:family="text">
      <style:text-properties fo:color="#000000" style:font-name="Palatino Linotype" officeooo:rsid="02444033" fo:background-color="transparent" loext:char-shading-value="0"/>
    </style:style>
    <style:style style:name="T92" style:family="text">
      <style:text-properties fo:color="#000000" style:font-name="Palatino Linotype" officeooo:rsid="02a220f3" fo:background-color="transparent" loext:char-shading-value="0"/>
    </style:style>
    <style:style style:name="T93" style:family="text">
      <style:text-properties fo:color="#000000" style:font-name="Palatino Linotype" officeooo:rsid="02a1fc62" fo:background-color="transparent" loext:char-shading-value="0"/>
    </style:style>
    <style:style style:name="T9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normal" style:font-weight-asian="normal" style:font-weight-complex="normal"/>
    </style:style>
    <style:style style:name="T96" style:family="text">
      <style:text-properties fo:color="#000000" style:font-name="Palatino Linotype" fo:font-weight="normal" officeooo:rsid="020f9139" style:font-weight-asian="normal" style:font-weight-complex="normal"/>
    </style:style>
    <style:style style:name="T9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1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fo:font-size="10pt" fo:background-color="transparent" loext:char-shading-value="0" style:font-size-asian="10pt" style:font-size-complex="10pt"/>
    </style:style>
    <style:style style:name="T10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0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1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11" style:family="text">
      <style:text-properties officeooo:rsid="0026f121"/>
    </style:style>
    <style:style style:name="T112" style:family="text">
      <style:text-properties officeooo:rsid="002922b2"/>
    </style:style>
    <style:style style:name="T113" style:family="text">
      <style:text-properties officeooo:rsid="002b529c"/>
    </style:style>
    <style:style style:name="T114" style:family="text">
      <style:text-properties officeooo:rsid="00310b77"/>
    </style:style>
    <style:style style:name="T115" style:family="text">
      <style:text-properties officeooo:rsid="00354f96"/>
    </style:style>
    <style:style style:name="T116" style:family="text">
      <style:text-properties officeooo:rsid="00583f4a"/>
    </style:style>
    <style:style style:name="T117" style:family="text">
      <style:text-properties officeooo:rsid="005da7c2"/>
    </style:style>
    <style:style style:name="T118" style:family="text">
      <style:text-properties officeooo:rsid="0062f05c"/>
    </style:style>
    <style:style style:name="T119" style:family="text">
      <style:text-properties officeooo:rsid="006967fa"/>
    </style:style>
    <style:style style:name="T120" style:family="text">
      <style:text-properties officeooo:rsid="0074ed6a"/>
    </style:style>
    <style:style style:name="T121" style:family="text">
      <style:text-properties officeooo:rsid="0087c0e9"/>
    </style:style>
    <style:style style:name="T122" style:family="text">
      <style:text-properties officeooo:rsid="0088d114"/>
    </style:style>
    <style:style style:name="T123" style:family="text">
      <style:text-properties officeooo:rsid="008bcb31"/>
    </style:style>
    <style:style style:name="T124" style:family="text">
      <style:text-properties officeooo:rsid="008f96fd"/>
    </style:style>
    <style:style style:name="T125" style:family="text">
      <style:text-properties officeooo:rsid="00944f62"/>
    </style:style>
    <style:style style:name="T126" style:family="text">
      <style:text-properties officeooo:rsid="00c1f480"/>
    </style:style>
    <style:style style:name="T127" style:family="text">
      <style:text-properties officeooo:rsid="00c38da0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00c69759" style:font-style-asian="normal" style:font-style-complex="normal"/>
    </style:style>
    <style:style style:name="T130" style:family="text">
      <style:text-properties fo:font-style="normal" officeooo:rsid="00c8cfcb" style:font-style-asian="normal" style:font-style-complex="normal"/>
    </style:style>
    <style:style style:name="T131" style:family="text">
      <style:text-properties fo:font-style="normal" officeooo:rsid="00ec0be4" style:font-style-asian="normal" style:font-style-complex="normal"/>
    </style:style>
    <style:style style:name="T132" style:family="text">
      <style:text-properties fo:font-style="normal" officeooo:rsid="01235414" style:font-style-asian="normal" style:font-style-complex="normal"/>
    </style:style>
    <style:style style:name="T133" style:family="text">
      <style:text-properties fo:font-style="normal" officeooo:rsid="011e084e" style:font-style-asian="normal" style:font-style-complex="normal"/>
    </style:style>
    <style:style style:name="T134" style:family="text">
      <style:text-properties fo:font-style="normal" officeooo:rsid="01e19718" style:font-style-asian="normal" style:font-style-complex="normal"/>
    </style:style>
    <style:style style:name="T135" style:family="text">
      <style:text-properties fo:font-style="normal" officeooo:rsid="024d426c" style:font-style-asian="normal" style:font-style-complex="normal"/>
    </style:style>
    <style:style style:name="T136" style:family="text">
      <style:text-properties fo:font-style="normal" officeooo:rsid="0250a7aa" style:font-style-asian="normal" style:font-style-complex="normal"/>
    </style:style>
    <style:style style:name="T137" style:family="text">
      <style:text-properties fo:font-style="normal" style:text-underline-style="none" style:font-style-asian="normal" style:font-style-complex="normal"/>
    </style:style>
    <style:style style:name="T138" style:family="text">
      <style:text-properties fo:font-style="normal" style:text-underline-style="none" officeooo:rsid="00ec0be4" style:font-style-asian="normal" style:font-style-complex="normal"/>
    </style:style>
    <style:style style:name="T139" style:family="text">
      <style:text-properties fo:font-style="normal" style:text-underline-style="none" officeooo:rsid="00ffecf3" style:font-style-asian="normal" style:font-style-complex="normal"/>
    </style:style>
    <style:style style:name="T140" style:family="text">
      <style:text-properties fo:font-style="normal" style:text-underline-style="none" officeooo:rsid="024d426c" style:font-style-asian="normal" style:font-style-complex="normal"/>
    </style:style>
    <style:style style:name="T141" style:family="text">
      <style:text-properties fo:font-style="normal" style:text-underline-style="none" officeooo:rsid="027f96a4" style:font-style-asian="normal" style:font-style-complex="normal"/>
    </style:style>
    <style:style style:name="T1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2979bd"/>
    </style:style>
    <style:style style:name="T150" style:family="text">
      <style:text-properties style:text-underline-style="solid" style:text-underline-width="auto" style:text-underline-color="font-color" officeooo:rsid="00c1f480"/>
    </style:style>
    <style:style style:name="T151" style:family="text">
      <style:text-properties style:text-underline-style="solid" style:text-underline-width="auto" style:text-underline-color="font-color" officeooo:rsid="01096a7a"/>
    </style:style>
    <style:style style:name="T152" style:family="text">
      <style:text-properties style:text-underline-style="solid" style:text-underline-width="auto" style:text-underline-color="font-color" officeooo:rsid="013dee83"/>
    </style:style>
    <style:style style:name="T153" style:family="text">
      <style:text-properties style:text-underline-style="solid" style:text-underline-width="auto" style:text-underline-color="font-color" officeooo:rsid="016137c7"/>
    </style:style>
    <style:style style:name="T154" style:family="text">
      <style:text-properties style:text-underline-style="solid" style:text-underline-width="auto" style:text-underline-color="font-color" officeooo:rsid="026f059b"/>
    </style:style>
    <style:style style:name="T155" style:family="text">
      <style:text-properties style:text-underline-style="solid" style:text-underline-width="auto" style:text-underline-color="font-color" officeooo:rsid="02d98af6"/>
    </style:style>
    <style:style style:name="T156" style:family="text">
      <style:text-properties officeooo:rsid="01096a7a"/>
    </style:style>
    <style:style style:name="T157" style:family="text">
      <style:text-properties officeooo:rsid="012078fb"/>
    </style:style>
    <style:style style:name="T158" style:family="text">
      <style:text-properties fo:background-color="transparent" loext:char-shading-value="0"/>
    </style:style>
    <style:style style:name="T159" style:family="text">
      <style:text-properties officeooo:rsid="017dafe5" fo:background-color="transparent" loext:char-shading-value="0"/>
    </style:style>
    <style:style style:name="T160" style:family="text">
      <style:text-properties officeooo:rsid="01294f5b"/>
    </style:style>
    <style:style style:name="T161" style:family="text">
      <style:text-properties officeooo:rsid="0136ba4e"/>
    </style:style>
    <style:style style:name="T162" style:family="text">
      <style:text-properties officeooo:rsid="013f9640"/>
    </style:style>
    <style:style style:name="T163" style:family="text">
      <style:text-properties fo:font-variant="normal" fo:text-transform="none" fo:color="#000000" fo:letter-spacing="normal" officeooo:rsid="0143c357"/>
    </style:style>
    <style:style style:name="T16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7" style:family="text">
      <style:text-properties officeooo:rsid="01415871"/>
    </style:style>
    <style:style style:name="T168" style:family="text">
      <style:text-properties officeooo:rsid="0143c357"/>
    </style:style>
    <style:style style:name="T169" style:family="text">
      <style:text-properties officeooo:rsid="014fcb86"/>
    </style:style>
    <style:style style:name="T170" style:family="text">
      <style:text-properties officeooo:rsid="0152f2ad"/>
    </style:style>
    <style:style style:name="T171" style:family="text">
      <style:text-properties officeooo:rsid="015e1941"/>
    </style:style>
    <style:style style:name="T172" style:family="text">
      <style:text-properties officeooo:rsid="0167ecc5"/>
    </style:style>
    <style:style style:name="T173" style:family="text">
      <style:text-properties officeooo:rsid="016e7392"/>
    </style:style>
    <style:style style:name="T174" style:family="text">
      <style:text-properties officeooo:rsid="017ad915"/>
    </style:style>
    <style:style style:name="T175" style:family="text">
      <style:text-properties officeooo:rsid="017df1c7"/>
    </style:style>
    <style:style style:name="T176" style:family="text">
      <style:text-properties officeooo:rsid="017e0cc5"/>
    </style:style>
    <style:style style:name="T177" style:family="text">
      <style:text-properties officeooo:rsid="018449d6"/>
    </style:style>
    <style:style style:name="T178" style:family="text">
      <style:text-properties officeooo:rsid="01a64a49"/>
    </style:style>
    <style:style style:name="T179" style:family="text">
      <style:text-properties officeooo:rsid="013dee83"/>
    </style:style>
    <style:style style:name="T180" style:family="text">
      <style:text-properties style:text-underline-style="none"/>
    </style:style>
    <style:style style:name="T181" style:family="text">
      <style:text-properties officeooo:rsid="01d4ab70"/>
    </style:style>
    <style:style style:name="T182" style:family="text">
      <style:text-properties officeooo:rsid="01d86f97"/>
    </style:style>
    <style:style style:name="T183" style:family="text">
      <style:text-properties officeooo:rsid="01d9d10b"/>
    </style:style>
    <style:style style:name="T184" style:family="text">
      <style:text-properties officeooo:rsid="01e0fbc1"/>
    </style:style>
    <style:style style:name="T185" style:family="text">
      <style:text-properties officeooo:rsid="01f272ca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2907ad1" style:font-style-asian="italic" style:font-style-complex="italic"/>
    </style:style>
    <style:style style:name="T188" style:family="text">
      <style:text-properties fo:font-style="italic" officeooo:rsid="0291c6c0" style:font-style-asian="italic" style:font-style-complex="italic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officeooo:rsid="02090fdd"/>
    </style:style>
    <style:style style:name="T191" style:family="text">
      <style:text-properties officeooo:rsid="020e9077"/>
    </style:style>
    <style:style style:name="T192" style:family="text">
      <style:text-properties officeooo:rsid="020f9139"/>
    </style:style>
    <style:style style:name="T193" style:family="text">
      <style:text-properties officeooo:rsid="022b0869"/>
    </style:style>
    <style:style style:name="T194" style:family="text">
      <style:text-properties officeooo:rsid="02478cff"/>
    </style:style>
    <style:style style:name="T195" style:family="text">
      <style:text-properties officeooo:rsid="02007c83"/>
    </style:style>
    <style:style style:name="T196" style:family="text">
      <style:text-properties officeooo:rsid="024be79a"/>
    </style:style>
    <style:style style:name="T197" style:family="text">
      <style:text-properties officeooo:rsid="024d426c"/>
    </style:style>
    <style:style style:name="T198" style:family="text">
      <style:text-properties officeooo:rsid="024ede48"/>
    </style:style>
    <style:style style:name="T199" style:family="text">
      <style:text-properties officeooo:rsid="02517226"/>
    </style:style>
    <style:style style:name="T200" style:family="text">
      <style:text-properties officeooo:rsid="0251c3b5"/>
    </style:style>
    <style:style style:name="T201" style:family="text">
      <style:text-properties officeooo:rsid="0252245d"/>
    </style:style>
    <style:style style:name="T202" style:family="text">
      <style:text-properties officeooo:rsid="02536359"/>
    </style:style>
    <style:style style:name="T203" style:family="text">
      <style:text-properties officeooo:rsid="0254eee5"/>
    </style:style>
    <style:style style:name="T204" style:family="text">
      <style:text-properties officeooo:rsid="02567e97"/>
    </style:style>
    <style:style style:name="T205" style:family="text">
      <style:text-properties officeooo:rsid="0257b0db"/>
    </style:style>
    <style:style style:name="T206" style:family="text">
      <style:text-properties officeooo:rsid="01f3b3e2"/>
    </style:style>
    <style:style style:name="T207" style:family="text">
      <style:text-properties officeooo:rsid="025a7e14"/>
    </style:style>
    <style:style style:name="T208" style:family="text">
      <style:text-properties officeooo:rsid="001f533b"/>
    </style:style>
    <style:style style:name="T209" style:family="text">
      <style:text-properties officeooo:rsid="025edec6"/>
    </style:style>
    <style:style style:name="T210" style:family="text">
      <style:text-properties officeooo:rsid="026078b5"/>
    </style:style>
    <style:style style:name="T211" style:family="text">
      <style:text-properties officeooo:rsid="0261ad3d"/>
    </style:style>
    <style:style style:name="T212" style:family="text">
      <style:text-properties officeooo:rsid="02681ef8"/>
    </style:style>
    <style:style style:name="T213" style:family="text">
      <style:text-properties officeooo:rsid="026cf407"/>
    </style:style>
    <style:style style:name="T214" style:family="text">
      <style:text-properties officeooo:rsid="026f059b"/>
    </style:style>
    <style:style style:name="T215" style:family="text">
      <style:text-properties officeooo:rsid="027698ea"/>
    </style:style>
    <style:style style:name="T216" style:family="text">
      <style:text-properties officeooo:rsid="027ade4e"/>
    </style:style>
    <style:style style:name="T217" style:family="text">
      <style:text-properties officeooo:rsid="027ae7ba"/>
    </style:style>
    <style:style style:name="T218" style:family="text">
      <style:text-properties officeooo:rsid="027c8bd9"/>
    </style:style>
    <style:style style:name="T219" style:family="text">
      <style:text-properties officeooo:rsid="02894c87"/>
    </style:style>
    <style:style style:name="T220" style:family="text">
      <style:text-properties officeooo:rsid="028da65a"/>
    </style:style>
    <style:style style:name="T221" style:family="text">
      <style:text-properties officeooo:rsid="028fa9e8"/>
    </style:style>
    <style:style style:name="T222" style:family="text">
      <style:text-properties officeooo:rsid="02907ad1"/>
    </style:style>
    <style:style style:name="T223" style:family="text">
      <style:text-properties officeooo:rsid="0291c6c0"/>
    </style:style>
    <style:style style:name="T224" style:family="text">
      <style:text-properties officeooo:rsid="0291d858"/>
    </style:style>
    <style:style style:name="T225" style:family="text">
      <style:text-properties officeooo:rsid="0292b183"/>
    </style:style>
    <style:style style:name="T226" style:family="text">
      <style:text-properties officeooo:rsid="025df0ae"/>
    </style:style>
    <style:style style:name="T227" style:family="text">
      <style:text-properties officeooo:rsid="02a110d1"/>
    </style:style>
    <style:style style:name="T228" style:family="text">
      <style:text-properties officeooo:rsid="02a220f3"/>
    </style:style>
    <style:style style:name="T229" style:family="text">
      <style:text-properties officeooo:rsid="02a55a6a"/>
    </style:style>
    <style:style style:name="T230" style:family="text">
      <style:text-properties officeooo:rsid="02b950c4"/>
    </style:style>
    <style:style style:name="T231" style:family="text">
      <style:text-properties officeooo:rsid="02baebe2"/>
    </style:style>
    <style:style style:name="T232" style:family="text">
      <style:text-properties officeooo:rsid="02bb6542"/>
    </style:style>
    <style:style style:name="T233" style:family="text">
      <style:text-properties style:font-name="Palatino Linotype"/>
    </style:style>
    <style:style style:name="T234" style:family="text">
      <style:text-properties style:font-name="Palatino Linotype" fo:font-size="10pt" style:font-size-asian="10pt" style:font-size-complex="10pt"/>
    </style:style>
    <style:style style:name="T23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41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42" style:family="text">
      <style:text-properties style:font-name="Palatino Linotype" fo:font-weight="bold" style:font-weight-asian="bold" style:font-weight-complex="bold"/>
    </style:style>
    <style:style style:name="T243" style:family="text">
      <style:text-properties style:font-name="Palatino Linotype" fo:font-weight="bold" officeooo:rsid="0231e4a0" style:font-weight-asian="bold" style:font-weight-complex="bold"/>
    </style:style>
    <style:style style:name="T244" style:family="text">
      <style:text-properties style:font-name="Palatino Linotype" fo:font-weight="bold" officeooo:rsid="0226373f" style:font-weight-asian="bold" style:font-weight-complex="bold"/>
    </style:style>
    <style:style style:name="T245" style:family="text">
      <style:text-properties style:font-name="Palatino Linotype" fo:font-weight="normal" style:font-weight-asian="normal" style:font-weight-complex="normal"/>
    </style:style>
    <style:style style:name="T246" style:family="text">
      <style:text-properties style:font-name="Palatino Linotype" fo:font-weight="normal" officeooo:rsid="021b28a6" style:font-weight-asian="normal" style:font-weight-complex="normal"/>
    </style:style>
    <style:style style:name="T247" style:family="text">
      <style:text-properties style:font-name="Palatino Linotype" fo:font-weight="normal" officeooo:rsid="0226373f" style:font-weight-asian="normal" style:font-weight-complex="normal"/>
    </style:style>
    <style:style style:name="T248" style:family="text">
      <style:text-properties style:font-name="Palatino Linotype" fo:font-weight="normal" officeooo:rsid="023047d4" style:font-weight-asian="normal" style:font-weight-complex="normal"/>
    </style:style>
    <style:style style:name="T249" style:family="text">
      <style:text-properties style:font-name="Palatino Linotype" fo:font-weight="normal" officeooo:rsid="0231e4a0" style:font-weight-asian="normal" style:font-weight-complex="normal"/>
    </style:style>
    <style:style style:name="T250" style:family="text">
      <style:text-properties style:font-name="Palatino Linotype" fo:font-style="italic" style:font-style-asian="italic" style:font-style-complex="italic"/>
    </style:style>
    <style:style style:name="T251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52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53" style:family="text">
      <style:text-properties style:font-name="Palatino Linotype" officeooo:rsid="0101cbb6"/>
    </style:style>
    <style:style style:name="T254" style:family="text">
      <style:text-properties style:font-name="Palatino Linotype" officeooo:rsid="023047d4"/>
    </style:style>
    <style:style style:name="T255" style:family="text">
      <style:text-properties style:font-name="Palatino Linotype" officeooo:rsid="0226373f"/>
    </style:style>
    <style:style style:name="T256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7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8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9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0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61" style:family="text">
      <style:text-properties officeooo:rsid="02ca2543"/>
    </style:style>
    <style:style style:name="T262" style:family="text">
      <style:text-properties officeooo:rsid="02cba2b2"/>
    </style:style>
    <style:style style:name="T263" style:family="text">
      <style:text-properties officeooo:rsid="02cf6d44"/>
    </style:style>
    <style:style style:name="T264" style:family="text">
      <style:text-properties officeooo:rsid="02d44968"/>
    </style:style>
    <style:style style:name="T265" style:family="text">
      <style:text-properties officeooo:rsid="02d65391"/>
    </style:style>
    <style:style style:name="T266" style:family="text">
      <style:text-properties officeooo:rsid="02d98af6"/>
    </style:style>
    <style:style style:name="T267" style:family="text">
      <style:text-properties officeooo:rsid="02e12e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Minor E. Gordon, Ph.D.</text:p>
      <text:p text:style-name="P131">Curriculum Vitae</text:p>
      <text:p text:style-name="P1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a xlink:type="simple" xlink:href="mailto:cv256@minorgordon.net?subject=CV" text:style-name="Internet_20_link" text:visited-style-name="Visited_20_Internet_20_Link"><text:span text:style-name="T37">cv</text:span></text:a><text:a xlink:type="simple" xlink:href="mailto:cv256@minorgordon.net?subject=CV" text:style-name="Internet_20_link" text:visited-style-name="Visited_20_Internet_20_Link"><text:span text:style-name="T83">256</text:span></text:a><text:a xlink:type="simple" xlink:href="mailto:cv256@minorgordon.net?subject=CV" text:style-name="Internet_20_link" text:visited-style-name="Visited_20_Internet_20_Link"><text:span text:style-name="T37">@minorgordon.net</text:span></text:a></text:p>
            <text:p text:style-name="P50"><text:a xlink:type="simple" xlink:href="http://mg4.consulting/" text:style-name="Internet_20_link" text:visited-style-name="Visited_20_Internet_20_Link"><text:span text:style-name="T21">http</text:span></text:a><text:a xlink:type="simple" xlink:href="http://mg4.consulting/" text:style-name="Internet_20_link" text:visited-style-name="Visited_20_Internet_20_Link"><text:span text:style-name="T22">s</text:span></text:a><text:a xlink:type="simple" xlink:href="http://mg4.consulting/" text:style-name="Internet_20_link" text:visited-style-name="Visited_20_Internet_20_Link"><text:span text:style-name="T21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7">https://github.com/minorg</text:span></text:a></text:p>
            <text:p text:style-name="P5">Cohoes, NY 12047</text:p>
          </table:table-cell>
        </table:table-row>
      </table:table>
      <text:p text:style-name="P140"/>
      <text:p text:style-name="P141"/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<text:span text:style-name="T173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32"/>
      <text:p text:style-name="P13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146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24"><text:span text:style-name="T235">Ph.D., Computer Science</text:span><text:span text:style-name="T240">,</text:span><text:span text:style-name="T235"> </text:span><text:span text:style-name="T234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24"><text:span text:style-name="T235">Diplom Informatiker</text:span><text:span text:style-name="T240">,</text:span><text:span text:style-name="T235"> </text:span><text:span text:style-name="T234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74">Tulsa</text:span></text:p>
          </table:table-cell>
        </table:table-row>
      </table:table>
      <text:p text:style-name="P134"/>
      <text:p text:style-name="P13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"/>
          </table:table-cell>
          <table:table-cell table:style-name="Table5.B1" office:value-type="string">
            <text:p text:style-name="P147">Work Experience</text:p>
          </table:table-cell>
        </table:table-row>
        <table:table-row>
          <table:table-cell table:style-name="Table5.A6" office:value-type="string">
            <text:p text:style-name="P42">06/2019 <text:span text:style-name="T195">–</text:span></text:p>
          </table:table-cell>
          <table:table-cell table:style-name="Table5.B5" office:value-type="string">
            <text:p text:style-name="P192"><text:span text:style-name="T235">Director, Semantic Web Applications</text:span><text:span text:style-name="T236"> </text:span><text:span text:style-name="T241">at</text:span><text:span text:style-name="T237"> </text:span><text:a xlink:type="simple" xlink:href="https://idea.tw.rpi.edu/" text:style-name="Internet_20_link" text:visited-style-name="Visited_20_Internet_20_Link"><text:span text:style-name="T57">Rensselaer Polytechnic Institute</text:span></text:a><text:span text:style-name="T73"> </text:span><text:span text:style-name="T74">/ </text:span><text:span text:style-name="T72">Troy, </text:span><text:span text:style-name="T78">NY</text:span></text:p>
          </table:table-cell>
        </table:table-row>
        <table:table-row>
          <table:table-cell table:style-name="Table5.A6" office:value-type="string">
            <text:p text:style-name="P169">Responsibilities</text:p>
          </table:table-cell>
          <table:table-cell table:style-name="Table5.B5" office:value-type="string">
            <text:p text:style-name="P193"><text:span text:style-name="T148">Technical leadership</text:span>: mentoring junior staff and students, code reviews, process development</text:p>
            <text:p text:style-name="P193"><text:span text:style-name="T155">Recruiting</text:span><text:span text:style-name="T266">: reviewing resumes, coordinating, interviewing for student and staff positions</text:span></text:p>
            <text:p text:style-name="P173"><text:span text:style-name="T148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30"><text:span text:style-name="T194">0</text:span>7/2012 – </text:p>
          </table:table-cell>
          <table:table-cell table:style-name="Table5.B5" office:value-type="string">
            <text:p text:style-name="P54"><text:span text:style-name="T236">Independent software consultant </text:span><text:span text:style-name="T241">at</text:span><text:span text:style-name="T237"> </text:span><text:a xlink:type="simple" xlink:href="https://mg4.consulting/" text:style-name="Internet_20_link" text:visited-style-name="Visited_20_Internet_20_Link"><text:span text:style-name="T58">MG4 Consulting, LLC</text:span></text:a><text:span text:style-name="T73"> </text:span><text:span text:style-name="T74">(self-employed) </text:span><text:span text:style-name="T73">/ </text:span><text:span text:style-name="T74">Remote</text:span></text:p>
          </table:table-cell>
        </table:table-row>
        <table:table-row>
          <table:table-cell table:style-name="Table5.A6" office:value-type="string">
            <text:p text:style-name="P12"><text:span text:style-name="T194">0</text:span>4/2018 <text:span text:style-name="T137">– </text:span><text:span text:style-name="T141">4/2019</text:span></text:p>
          </table:table-cell>
          <table:table-cell table:style-name="Table5.B5" office:value-type="string">
            <text:p text:style-name="P101"><text:span text:style-name="T45">Software architect and technical lead</text:span><text:span text:style-name="T46"> </text:span><text:span text:style-name="T67">at</text:span><text:span text:style-name="T47"> </text:span><text:a xlink:type="simple" xlink:href="https://www.asemio.com/" text:style-name="Internet_20_link" text:visited-style-name="Visited_20_Internet_20_Link"><text:span text:style-name="T79">Asemio, LLC</text:span></text:a><text:span text:style-name="T81"> </text:span><text:span text:style-name="T82">/ Tulsa, OK</text:span></text:p>
            <text:p text:style-name="P55">Asemio is a technology consulting company for community data systems. <text:span text:style-name="T220">The company</text:span> <text:span text:style-name="T21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19">Responsibilities</text:p>
          </table:table-cell>
          <table:table-cell table:style-name="Table5.B6" office:value-type="string">
            <text:p text:style-name="P72"><text:span text:style-name="T148">Project planning</text:span>: <text:span text:style-name="T185">user story mapping, release design, technical architecture, time estimation</text:span> </text:p>
            <text:p text:style-name="P72"><text:span text:style-name="T148">Subject matter expertise</text:span>: responding<text:span text:style-name="T206"> to RFPs and other internal and external needs for technical expertise</text:span></text:p>
            <text:p text:style-name="P71"><text:span text:style-name="T154">Technical leadership</text:span>: mentoring junior developers, code reviews, process development, <text:span text:style-name="T215">flower arranging</text:span></text:p>
            <text:p text:style-name="P73"><text:span text:style-name="T148">Recruiting</text:span>: outreach, reviewing resumes, <text:span text:style-name="T213">coordinating,</text:span> interviewing</text:p>
            <text:p text:style-name="P58"><text:span text:style-name="T148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1">12/2011 – <text:span text:style-name="T194">0</text:span>6/2012</text:p>
          </table:table-cell>
          <table:table-cell table:style-name="Table5.B7" office:value-type="string">
            <text:p text:style-name="P85">Software architect and full-stack developer <text:span text:style-name="T8">at</text:span> Grokio, LLC<text:span text:style-name="T142"> / New York, NY</text:span></text:p>
            <text:p text:style-name="P56">GrokIO was a business intelligence startup I co-founded.</text:p>
          </table:table-cell>
        </table:table-row>
        <table:table-row>
          <table:table-cell table:style-name="Table5.A8" office:value-type="string">
            <text:p text:style-name="P31"><text:span text:style-name="T194">0</text:span>8/2011 – 12/2011</text:p>
          </table:table-cell>
          <table:table-cell table:style-name="Table5.B8" office:value-type="string">
            <text:p text:style-name="P84"><text:span text:style-name="T233">Software architect and backend developer </text:span><text:span text:style-name="T245">at</text:span><text:span text:style-name="T233"> </text:span><text:a xlink:type="simple" xlink:href="http://birchbox.com/" text:style-name="Internet_20_link" text:visited-style-name="Visited_20_Internet_20_Link"><text:span text:style-name="T26">Birchbox Inc.</text:span></text:a><text:span text:style-name="T250"> </text:span><text:span text:style-name="T251">/ New York, NY</text:span></text:p>
            <text:p text:style-name="P64"><text:span text:style-name="T143">Birchbox </text:span><text:span text:style-name="T144">is </text:span><text:span text:style-name="T142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2"><text:span text:style-name="T194">0</text:span>5/2011 – <text:span text:style-name="T194">0</text:span>8/2011</text:p>
          </table:table-cell>
          <table:table-cell table:style-name="Table5.B9" office:value-type="string">
            <text:p text:style-name="P86"><text:span text:style-name="T262">Performance engineer</text:span><text:span text:style-name="T233"> </text:span><text:span text:style-name="T245">at</text:span><text:span text:style-name="T233"> </text:span><text:a xlink:type="simple" xlink:href="http://chartbeat.com/" text:style-name="Internet_20_link" text:visited-style-name="Visited_20_Internet_20_Link"><text:span text:style-name="T26">Chartbeat Inc.</text:span></text:a><text:span text:style-name="T233"> </text:span><text:span text:style-name="T252">/ New York, NY</text:span></text:p>
            <text:p text:style-name="P65"><text:span text:style-name="T146">Chartbeat </text:span><text:span text:style-name="T147">is </text:span><text:span text:style-name="T145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3">10/2010 – <text:span text:style-name="T194">0</text:span>4/2011</text:p>
          </table:table-cell>
          <table:table-cell table:style-name="Table5.B10" office:value-type="string">
            <text:p text:style-name="P66"><text:span text:style-name="T261">Contract s</text:span>oftware engineer <text:span text:style-name="T8">at</text:span> IBM Research<text:span text:style-name="T186"> </text:span><text:span text:style-name="T145">/ Hawthorne, NY</text:span></text:p>
          </table:table-cell>
        </table:table-row>
        <table:table-row table:style-name="Table5.11">
          <table:table-cell table:style-name="Table5.A11" office:value-type="string">
            <text:p text:style-name="P33"><text:span text:style-name="T194">0</text:span>1/2009 – <text:span text:style-name="T194">0</text:span>7/2010</text:p>
          </table:table-cell>
          <table:table-cell table:style-name="Table5.B11" office:value-type="string">
            <text:p text:style-name="P89">Programmer / Analyst <text:span text:style-name="T8">at</text:span> NEC High Performance Computing Europe <text:span text:style-name="T191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35"/>
      <text:p text:style-name="P16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5"/>
          </table:table-cell>
          <table:table-cell table:style-name="Table9.A1" office:value-type="string">
            <text:p text:style-name="P164"><text:span text:style-name="T264">Academic </text:span>Projects</text:p>
          </table:table-cell>
        </table:table-row>
        <table:table-row>
          <table:table-cell table:style-name="Table9.A1" office:value-type="string">
            <text:p text:style-name="P166">6<text:span text:style-name="T195">/2019 –</text:span></text:p>
          </table:table-cell>
          <table:table-cell table:style-name="Table9.A1" office:value-type="string">
            <text:p text:style-name="P191"><text:span text:style-name="T40">Explainable artificial intelligence for wireless spectrum allocation </text:span><text:span text:style-name="T43">at RPI </text:span><text:span text:style-name="T41">/ </text:span><text:span text:style-name="T43">Troy, NY</text:span></text:p>
          </table:table-cell>
        </table:table-row>
        <table:table-row>
          <table:table-cell table:style-name="Table9.A1" office:value-type="string">
            <text:p text:style-name="P168"/>
          </table:table-cell>
          <table:table-cell table:style-name="Table9.A1" office:value-type="string">
            <text:p text:style-name="P184"><text:span text:style-name="T264">Designed and prototyped a domain-specific language in Scala for representing wireless spectrum access policies as well as requests for spectrum access, then mentored a student in further implementation</text:span></text:p>
          </table:table-cell>
        </table:table-row>
        <table:table-row>
          <table:table-cell table:style-name="Table9.A1" office:value-type="string">
            <text:p text:style-name="P168"/>
          </table:table-cell>
          <table:table-cell table:style-name="Table9.A1" office:value-type="string">
            <text:p text:style-name="P184"/>
          </table:table-cell>
        </table:table-row>
        <table:table-row>
          <table:table-cell table:style-name="Table9.A1" office:value-type="string">
            <text:p text:style-name="P166"><text:span text:style-name="T264">9/2019 –</text:span></text:p>
          </table:table-cell>
          <table:table-cell table:style-name="Table9.A1" office:value-type="string">
            <text:p text:style-name="P190"><text:a xlink:type="simple" xlink:href="https://github.com/tetherless-world/twks" text:style-name="Internet_20_link" text:visited-style-name="Visited_20_Internet_20_Link"><text:span text:style-name="T32">Open source provenance-aware knowledge store</text:span></text:a> <text:span text:style-name="T8">at RPI / Troy, NY</text:span></text:p>
          </table:table-cell>
        </table:table-row>
        <table:table-row>
          <table:table-cell table:style-name="Table9.A1" office:value-type="string">
            <text:p text:style-name="P166"/>
          </table:table-cell>
          <table:table-cell table:style-name="Table9.A1" office:value-type="string">
            <text:p text:style-name="P185">Designed and implemented a new provenance-aware knowledge <text:span text:style-name="T267">store </text:span>in Java for use in multiple sponsored research projects. Implementation work included: a REST API for manipulating the store and Java and Python <text:soft-page-break/>clients for the API, a SPARQL 1.1 endpoint, a public-facing Java library API, Docker images on Dockerhub, Java artifacts on Maven Central, and Continuous Integration with CircleCI.</text:p>
          </table:table-cell>
        </table:table-row>
        <table:table-row>
          <table:table-cell table:style-name="Table9.A1" office:value-type="string">
            <text:p text:style-name="P166"/>
          </table:table-cell>
          <table:table-cell table:style-name="Table9.A1" office:value-type="string">
            <text:p text:style-name="P185"/>
          </table:table-cell>
        </table:table-row>
        <table:table-row>
          <table:table-cell table:style-name="Table9.A1" office:value-type="string">
            <text:p text:style-name="P167">0<text:span text:style-name="T265">6</text:span>/20<text:span text:style-name="T265">03</text:span> <text:span text:style-name="T195">– 12/2008</text:span></text:p>
          </table:table-cell>
          <table:table-cell table:style-name="Table9.A1" office:value-type="string">
            <text:p text:style-name="P95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166"/>
          </table:table-cell>
          <table:table-cell table:style-name="Table9.A1" office:value-type="string">
            <text:p text:style-name="P197">Yield was the vehicle for both my Diplom and Ph.D. <text:span text:style-name="T265">research.</text:span> Its features included:</text:p>
            <text:list xml:id="list2133824637" text:style-name="L7">
              <text:list-item>
                <text:p text:style-name="P196">Staged, event-driven concurrency</text:p>
              </text:list-item>
              <text:list-item>
                <text:p text:style-name="P196">Non-blocking socket I/O (TCP, SSL, UDP) with efficient polling (epoll, kqueue, event ports)</text:p>
              </text:list-item>
              <text:list-item>
                <text:p text:style-name="P196">Asynchronous file I/O (POSIX AIO, Linux libaio, Windows I/O completion ports)</text:p>
              </text:list-item>
              <text:list-item>
                <text:p text:style-name="P196">File system event notification (inotify, kqueue, OS X volume monitoring, ReadDirectoryChangesW)</text:p>
              </text:list-item>
              <text:list-item>
                <text:p text:style-name="P196">Atomic reference-counted objects (similar to the Boost/TR1 shared_ptr) with efficient use conventions</text:p>
              </text:list-item>
              <text:list-item>
                <text:p text:style-name="P196">Optimized hash tables: cuckoo hash tables, HAT tries, string array hash tables</text:p>
              </text:list-item>
              <text:list-item>
                <text:p text:style-name="P196">Non-blocking data structures: queues, stacks, circular buffers</text:p>
              </text:list-item>
              <text:list-item>
                <text:p text:style-name="P196">HTTP request and response parsing with Ragel state machines based on the ABNF in RFCs 822 and 2616</text:p>
              </text:list-item>
              <text:list-item>
                <text:p text:style-name="P196">URI parsing with a Ragel state machine based on the ABNF in RFC 3986</text:p>
              </text:list-item>
              <text:list-item>
                <text:p text:style-name="P196">HTTP clients and servers with support for pipelining and chunked encoding</text:p>
              </text:list-item>
              <text:list-item>
                <text:p text:style-name="P196">ONC-RPC, XML-RPC, and JSON-RPC clients and servers with efficient parsing and serialization</text:p>
              </text:list-item>
              <text:list-item>
                <text:p text:style-name="P196">Efficient SOAP parser (libxml2, SAX with DOM fallback) and serializer, SOAP clients and servers</text:p>
              </text:list-item>
              <text:list-item>
                <text:p text:style-name="P196">Object marshalling: XDR, XML (libxml2, genx), JSON (yajl)</text:p>
              </text:list-item>
              <text:list-item>
                <text:p text:style-name="P196">Embedded script interpreters and gateways: Python, PHP, Lua, Prolog, CGI, FastCGI, SCGI</text:p>
              </text:list-item>
              <text:list-item>
                <text:p text:style-name="P196">Minimalist xUnit-like unit testing framework (yunit) with one set of unit tests per class</text:p>
                <text:p text:style-name="P205">Servers implemented:</text:p>
              </text:list-item>
              <text:list-item>
                <text:p text:style-name="P201">HTTP static file servers, benchmarked with httperf generating a SPECweb99-like workload</text:p>
              </text:list-item>
              <text:list-item>
                <text:p text:style-name="P201">Back end image processing pipelines (decode JPEG, scale, crop, blur, encode JPEG), benchmarked with a custom client and real application traces</text:p>
              </text:list-item>
              <text:list-item>
                <text:p text:style-name="P201">English Wikipedia page lookup and keyword search engine using Berkeley DB and various NLP libraries, benchmarked with httperf with URI logs synthesized from Wikipedia page statistics</text:p>
                <text:p text:style-name="P204"><text:span text:style-name="T8">Yield's concurrency architecture is based on the concept of </text:span><text:span text:style-name="T189">stages</text:span><text:span text:style-name="T8"> for parallelizing CPU-intensive code (gzipping, parsing, serialization) and offloading blocking calls (disk I/O, DNS lookups). A stage is a </text:span><text:span text:style-name="T189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63"/>
      <text:p text:style-name="P136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47"><text:span text:style-name="T224">Industry </text:span>Projects</text:p>
          </table:table-cell>
        </table:table-row>
        <table:table-row>
          <table:table-cell table:style-name="WorkExperience.A1" office:value-type="string">
            <text:p text:style-name="P41">05/2019 <text:span text:style-name="T195">– </text:span>6<text:span text:style-name="T195">/2019</text:span></text:p>
          </table:table-cell>
          <table:table-cell table:style-name="WorkExperience.A1" office:value-type="string">
            <text:p text:style-name="P103"><text:span text:style-name="T44">Data entry web application</text:span><text:span text:style-name="T54"> </text:span><text:span text:style-name="T71">for</text:span><text:span text:style-name="T55"> </text:span><text:span text:style-name="T39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83">Bootstrapped a data entry Semantic Web application using Flask, rdflib, SPARQL, and Virtuoso on the backend, TypeScript, React, and GraphQL on the frontend, and <text:span text:style-name="T263">Docker deployments to multiple environments</text:span></text:p>
            <text:p text:style-name="P83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100"/>
          </table:table-cell>
        </table:table-row>
        <table:table-row>
          <table:table-cell table:style-name="WorkExperience.A1" office:value-type="string">
            <text:p text:style-name="P34"><text:span text:style-name="T196">0</text:span>4/2018 <text:span text:style-name="T195">– 4/2019</text:span></text:p>
          </table:table-cell>
          <table:table-cell table:style-name="WorkExperience.A1" office:value-type="string">
            <text:p text:style-name="P100"><text:span text:style-name="T48">Privacy-preserving record </text:span><text:span text:style-name="T49">linker </text:span><text:span text:style-name="T68">at</text:span><text:span text:style-name="T50"> </text:span><text:a xlink:type="simple" xlink:href="https://www.asemio.com/" text:style-name="Internet_20_link" text:visited-style-name="Visited_20_Internet_20_Link"><text:span text:style-name="T80">Asemio, LLC</text:span></text:a><text:span text:style-name="T51"> </text:span><text:span text:style-name="T69">/ </text:span><text:span text:style-name="T70">Tulsa, OK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58">Designed and <text:span text:style-name="T210">implemented</text:span> <text:span text:style-name="T207">a privacy-preserving record linker for determining overlap between HIPAA and FERPA protected data sets, using the Sharemind platform for secure multi-party computation, Python libraries and scripts, and C++</text:span></text:p>
            <text:p text:style-name="P59"><text:span text:style-name="T217">Wrote a white paper describing the record linking process and comparing</text:span> <text:span text:style-name="T218">its</text:span> results to plaintext record linking with deterministic and probabilistic algorithms</text:p>
            <text:p text:style-name="P7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1"/>
          </table:table-cell>
        </table:table-row>
        <table:table-row>
          <table:table-cell table:style-name="WorkExperience.A1" office:value-type="string">
            <text:p text:style-name="P35"><text:span text:style-name="T196">0</text:span>4/2018 <text:span text:style-name="T195">– 4/2019</text:span></text:p>
          </table:table-cell>
          <table:table-cell table:style-name="WorkExperience.A1" office:value-type="string">
            <text:p text:style-name="P70"><text:span text:style-name="T84">Community asset mapping platform</text:span><text:span text:style-name="T85"> </text:span><text:span text:style-name="T89">at</text:span><text:span text:style-name="T86"> </text:span><text:a xlink:type="simple" xlink:href="https://www.asemio.com/" text:style-name="Internet_20_link" text:visited-style-name="Visited_20_Internet_20_Link"><text:span text:style-name="T94">Asemio, LLC</text:span></text:a><text:span text:style-name="T87"> </text:span><text:span text:style-name="T90">/ </text:span><text:span text:style-name="T91">Tulsa, OK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76"><text:span text:style-name="T211">Designed and implemented</text:span> a <text:span text:style-name="T209">web application</text:span> for tracking community assets such as service organizations, funders, collaboratives, data sharing platforms, et al. <text:span text:style-name="T209">The web application was developed</text:span> <text:span text:style-name="T209">with </text:span>TypeScript+React.js, Python+Flask, and a neo4j graph database. <text:span text:style-name="T20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36"><text:span text:style-name="T198">06/2017</text:span> –</text:p>
          </table:table-cell>
          <table:table-cell table:style-name="WorkExperience.A1" office:value-type="string">
            <text:p text:style-name="P97"><text:span text:style-name="T106">Motivated Cognition </text:span><text:span text:style-name="T107">experimen</text:span><text:span text:style-name="T108">t </text:span><text:span text:style-name="T103">at</text:span><text:span text:style-name="T108"> Columbia University</text:span><text:span text:style-name="T103"> / </text:span><text:span text:style-name="T102">New York, NY</text:span></text:p>
            <text:p text:style-name="P57"><text:span text:style-name="T158">Motivated Cognition is a psychology research experiment investigating the effects of cognitive bias </text:span><text:span text:style-name="T159">o</text:span><text:span text:style-name="T158">n our consumption of information online.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154"><text:span text:style-name="T162">Created a complete web application from high-level requirements, using TypeScript, Knockout.js, and webpack </text:span><text:soft-page-break/><text:span text:style-name="T162">on the frontend; Java with micro</text:span>services, <text:span text:style-name="T168">YAML configuration, and MongoDB persistence on the backend; generated</text:span><text:span text:style-name="T163"> code for models and services in TypeScript and Java; </text:span><text:span text:style-name="T168">Jenkins continuous integration; and Docker deployment</text:span></text:p>
            <text:p text:style-name="P155">Translated screens from a graphic designer into pixel-perfect CSS and HTML</text:p>
            <text:p text:style-name="P104">Integrated <text:span text:style-name="T16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7"><text:span text:style-name="T135">0</text:span><text:span text:style-name="T131">4</text:span><text:span text:style-name="T128">/201</text:span><text:span text:style-name="T133">7</text:span><text:span text:style-name="T128"> – </text:span><text:span text:style-name="T135">0</text:span><text:span text:style-name="T133">5</text:span><text:span text:style-name="T128">/201</text:span><text:span text:style-name="T133">7</text:span></text:p>
          </table:table-cell>
          <table:table-cell table:style-name="WorkExperience.A1" office:value-type="string">
            <text:p text:style-name="P90">Drug name comparison project <text:span text:style-name="T12">for</text:span><text:span text:style-name="T190"> </text:span><text:span text:style-name="T35">PSW Applied Research Inc.</text:span><text:span text:style-name="T33"> / Toronto, </text:span><text:span text:style-name="T34">ON</text:span>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68">Implemented Kondrak‘s phonetic alignment and similarity algorithm (ALINE) <text:span text:style-name="T157">and a bigram-based orthographic algorithm (BI-SIM) </text:span>as a PostgreSQL C extension</text:p>
            <text:p text:style-name="P91"><text:span text:style-name="T17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77"/>
          </table:table-cell>
        </table:table-row>
        <table:table-row>
          <table:table-cell table:style-name="WorkExperience.A1" office:value-type="string">
            <text:p text:style-name="P48"><text:span text:style-name="T136">0</text:span><text:span text:style-name="T131">4</text:span><text:span text:style-name="T128">/201</text:span><text:span text:style-name="T132">6</text:span><text:span text:style-name="T128"> – </text:span><text:span text:style-name="T136">0</text:span><text:span text:style-name="T134">4/2018</text:span></text:p>
          </table:table-cell>
          <table:table-cell table:style-name="WorkExperience.A1" office:value-type="string">
            <text:p text:style-name="P97"><text:span text:style-name="T109">F</text:span><text:span text:style-name="T105">ull-stack development </text:span><text:span text:style-name="T101">for</text:span><text:span text:style-name="T105"> Polygon Analytics </text:span><text:span text:style-name="T108">Ltd.</text:span><text:span text:style-name="T103"> /</text:span><text:span text:style-name="T104"> Edinburgh, Scotland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105"><text:span text:style-name="T160">Designed and implemented proprietary software </text:span>in <text:span text:style-name="T161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49"><text:span text:style-name="T199">0</text:span>9/2014 –</text:p>
          </table:table-cell>
          <table:table-cell table:style-name="WorkExperience.A1" office:value-type="string">
            <text:p text:style-name="P126"><text:a xlink:type="simple" xlink:href="https://notablist.com/" text:style-name="Internet_20_link" text:visited-style-name="Visited_20_Internet_20_Link"><text:span text:style-name="T52">Notablist</text:span></text:a><text:span text:style-name="T59"> </text:span><text:span text:style-name="T60">email </text:span><text:span text:style-name="T61">newsletter </text:span><text:span text:style-name="T60">search engine</text:span><text:span text:style-name="T75"> </text:span><text:span text:style-name="T76">for</text:span><text:span text:style-name="T62"> </text:span><text:a xlink:type="simple" xlink:href="https://notablist.com/" text:style-name="Internet_20_link" text:visited-style-name="Visited_20_Internet_20_Link"><text:span text:style-name="T38">Notablist, Inc</text:span></text:a><text:a xlink:type="simple" xlink:href="https://notablist.com/" text:style-name="Internet_20_link" text:visited-style-name="Visited_20_Internet_20_Link"><text:span text:style-name="T233">.</text:span></text:a><text:span text:style-name="T63"> </text:span><text:span text:style-name="T76">/ New York, NY</text:span></text:p>
            <text:p text:style-name="P120"><text:span text:style-name="T129">Notablist indexes millions of email newsletters from hundreds of thousands of publishers and provides </text:span><text:span text:style-name="T130">both a search interface </text:span><text:span text:style-name="T129">and real-time change alerts to users.</text:span></text:p>
          </table:table-cell>
        </table:table-row>
        <table:table-row>
          <table:table-cell table:style-name="WorkExperience.A1" office:value-type="string">
            <text:p text:style-name="P159"/>
          </table:table-cell>
          <table:table-cell table:style-name="WorkExperience.A1" office:value-type="string">
            <text:p text:style-name="P106"><text:span text:style-name="T179">Backend p</text:span>rototyping in Python<text:span text:style-name="T180">:</text:span></text:p>
            <text:list xml:id="list748792542" text:style-name="L1">
              <text:list-item>
                <text:p text:style-name="P170"><text:span text:style-name="T118">Classified signup responses and mapped form inputs </text:span>using numpy/scipy/scikit-learn</text:p>
              </text:list-item>
            </text:list>
            <text:p text:style-name="P93"><text:span text:style-name="T152">Backend p</text:span><text:span text:style-name="T148">roduction rewrite in Java</text:span>:</text:p>
            <text:list xml:id="list170906865086630" text:continue-numbering="true" text:style-name="L1">
              <text:list-item>
                <text:p text:style-name="P17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74"><text:span text:style-name="T117">Implemented </text:span>Guice-injected Java <text:span text:style-name="T122">micro-</text:span>service<text:span text:style-name="T117">s </text:span>that encapsulated MongoDB collections; ElasticSearch indices; <text:span text:style-name="T123">Redis databases; S3 buckets; </text:span>screenshotting <text:span text:style-name="T117">and signups </text:span>with Selenium; <text:span text:style-name="T12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75">Designed and implemented <text:span text:style-name="T125">a scalable distributed system</text:span> for <text:span text:style-name="T124">processing</text:span> Common Crawl WARC records and submitting newsletter signups</text:p>
              </text:list-item>
              <text:list-item>
                <text:p text:style-name="P176"><text:span text:style-name="T183">Reported metrics</text:span> to InfluxDB</text:p>
              </text:list-item>
              <text:list-item>
                <text:p text:style-name="P177"><text:span text:style-name="T182">Created</text:span> <text:span text:style-name="T121">administrative</text:span> user interface in Vaadin</text:p>
              </text:list-item>
              <text:list-item>
                <text:p text:style-name="P178">Set up Jenkins continuous integration</text:p>
              </text:list-item>
              <text:list-item>
                <text:p text:style-name="P179"><text:span text:style-name="T171">Deployed with </text:span>Docker+<text:span text:style-name="T230">Kubernetes</text:span> on real hardware</text:p>
              </text:list-item>
            </text:list>
            <text:p text:style-name="P107"><text:span text:style-name="T153">Frontend</text:span>:</text:p>
            <text:list xml:id="list170906201997274" text:continue-numbering="true" text:style-name="L1">
              <text:list-item>
                <text:p text:style-name="P180">Assumed responsibility for <text:span text:style-name="T175">a </text:span>three year-old Bootstrap+Backbone.js+Marionette.js code base in JavaScript</text:p>
              </text:list-item>
              <text:list-item>
                <text:p text:style-name="P180">Incrementally migrated code to TypeScript <text:span text:style-name="T184">with Knockout.js</text:span></text:p>
              </text:list-item>
              <text:list-item>
                <text:p text:style-name="P180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3"><text:span text:style-name="T140">0</text:span><text:span text:style-name="T138">4</text:span><text:span text:style-name="T137">/2014 – </text:span><text:span text:style-name="T140">0</text:span><text:span text:style-name="T139">7</text:span><text:span text:style-name="T137">/2014</text:span></text:p>
          </table:table-cell>
          <table:table-cell table:style-name="WorkExperience.A1" office:value-type="string">
            <text:p text:style-name="P99"><text:span text:style-name="T238">Development of the </text:span><text:a xlink:type="simple" xlink:href="https://blog.muninn-project.org/node/79" text:style-name="Internet_20_link" text:visited-style-name="Visited_20_Internet_20_Link"><text:span text:style-name="T53">Muninn Project</text:span></text:a><text:span text:style-name="T54"> </text:span><text:span text:style-name="T71">for</text:span><text:span text:style-name="T55"> </text:span><text:span text:style-name="T39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9"><text:span text:style-name="T233">Created a command-line </text:span><text:span text:style-name="T253">Java </text:span><text:span text:style-name="T233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7">http://blog.muninn-project.org/node/79</text:span></text:a><text:span text:style-name="T233">) </text:span><text:span text:style-name="T25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77"/>
          </table:table-cell>
        </table:table-row>
        <table:table-row>
          <table:table-cell table:style-name="WorkExperience.A1" office:value-type="string">
            <text:p text:style-name="P37"><text:span text:style-name="T197">0</text:span>3/2013 – <text:span text:style-name="T197">0</text:span>7/2013</text:p>
          </table:table-cell>
          <table:table-cell table:style-name="WorkExperience.A1" office:value-type="string">
            <text:p text:style-name="P119"><text:a xlink:type="simple" xlink:href="http://txtmrkt.com/" text:style-name="Internet_20_link" text:visited-style-name="Visited_20_Internet_20_Link"><text:span text:style-name="T88">Txtmrkt</text:span></text:a><text:span text:style-name="T37">, a marketplace for digital publications</text:span><text:span text:style-name="T95"> / </text:span><text:span text:style-name="T96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53">Designed and implemented a Model-View-Controller-based Java web application with Guice-injected <text:span text:style-name="T162">micro</text:span>services backed by Amazon S3</text:p>
            <text:p text:style-name="P153">Authenticated and authorized users with Shiro</text:p>
            <text:p text:style-name="P92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77"/>
          </table:table-cell>
        </table:table-row>
        <table:table-row>
          <table:table-cell table:style-name="WorkExperience.A1" office:value-type="string">
            <text:p text:style-name="P6"><text:span text:style-name="T200">0</text:span>7/2012 –</text:p>
          </table:table-cell>
          <table:table-cell table:style-name="WorkExperience.A1" office:value-type="string">
            <text:p text:style-name="P125"><text:a xlink:type="simple" xlink:href="http://terascript.com/" text:style-name="Internet_20_link" text:visited-style-name="Visited_20_Internet_20_Link"><text:span text:style-name="T44">TeraScript</text:span></text:a><text:span text:style-name="T57"> </text:span><text:span text:style-name="T64">product suite </text:span><text:span text:style-name="T73">for</text:span><text:span text:style-name="T58"> </text:span><text:a xlink:type="simple" xlink:href="http://www.tronics.com/" text:style-name="Internet_20_link" text:visited-style-name="Visited_20_Internet_20_Link"><text:span text:style-name="T65">Tronics Software, LLC</text:span></text:a><text:span text:style-name="T77"> / El Dorado, CA</text:span></text:p>
            <text:p text:style-name="P60">TeraScribe and TeraScript Server are a visual development environment and server-based runtime for <text:s/>TeraScript Action Files (TAFs), TeraScript Class Files (TCFs), and the TeraScript Markup Language (TML). TML <text:soft-page-break/>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21"/>
          </table:table-cell>
          <table:table-cell table:style-name="WorkExperience.A1" office:value-type="string">
            <text:p text:style-name="P94"><text:span text:style-name="T148">TeraScript </text:span><text:span text:style-name="T149">Server </text:span><text:span text:style-name="T148">8</text:span>:</text:p>
            <text:p text:style-name="P77">Rewrote TeraScript 7 in Java while maintaining strict backwards compatibility:</text:p>
            <text:list xml:id="list170905212109997" text:continue-numbering="true" text:style-name="L1">
              <text:list-item>
                <text:p text:style-name="P181"><text:span text:style-name="T181">Grammar</text:span>-based compilers for <text:span text:style-name="T127">TML</text:span> and associated little languages <text:span text:style-name="T181">using ANTLR</text:span></text:p>
              </text:list-item>
              <text:list-item>
                <text:p text:style-name="P181">Tree interpreters for TML, <text:span text:style-name="T127">TAF, and TCF</text:span></text:p>
              </text:list-item>
              <text:list-item>
                <text:p text:style-name="P183">Versioned OSGi <text:span text:style-name="T111">bundles with Maven and Apache Felix</text:span></text:p>
              </text:list-item>
              <text:list-item>
                <text:p text:style-name="P182">Library of standard functions, <text:span text:style-name="T112">primitive types, and collections</text:span> with extensive unit tests</text:p>
              </text:list-item>
            </text:list>
            <text:p text:style-name="P108"><text:span text:style-name="T148">TeraScript </text:span><text:span text:style-name="T149">Server </text:span><text:span text:style-name="T148">7</text:span> (formerly Witango <text:span text:style-name="T113">Server</text:span>):</text:p>
            <text:p text:style-name="P61">Reorganized, cleaned up, and modernized a 17-year-old C++ code base and addressed numerous bugs and feature requests for the server's first major release in over two years; <text:span text:style-name="T115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8"><text:span text:style-name="T150">TeraScribe 8</text:span>:</text:p>
            <text:p text:style-name="P62">Reorganized <text:span text:style-name="T12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9"><text:span text:style-name="T151">Subcontracting</text:span>:</text:p>
            <text:p text:style-name="P63">Debugged production installations of TeraScript Server 7 and 8</text:p>
            <text:p text:style-name="P80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21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6">12/2011 – <text:span text:style-name="T197">0</text:span>6/2012</text:p>
          </table:table-cell>
          <table:table-cell table:style-name="WorkExperience.A1" office:value-type="string">
            <text:p text:style-name="P119">Haystack <text:span text:style-name="T193">business intelligence</text:span> platform <text:span text:style-name="T9">for </text:span><text:span text:style-name="T192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7">Designed an agent (Python) and manager (Java with Spring Security+MVC and Guice) architecture for gathering, storing, and querying time series data and metadata</text:p>
            <text:list xml:id="list3930758547" text:style-name="L2">
              <text:list-header>
                <text:p text:style-name="P172">Implemented time series databases from scratch using relational tables and memory-mapped files</text:p>
                <text:p text:style-name="P171">Wrote RFC 3986 grammar-based URL and URN parsers using Ragel (Java) and pyparsing (Python)</text:p>
                <text:p text:style-name="P171">Generated service interfaces in Java and Python with custom Protocol Buffers compiler plugins</text:p>
              </text:list-header>
            </text:list>
            <text:p text:style-name="P95">Coded agent plugins in Java and Python for discovering and fetching metric metadata and data:</text:p>
            <text:list xml:id="list170906522631776" text:continue-numbering="true" text:style-name="L2">
              <text:list-item>
                <text:p text:style-name="P187">Open source monitoring systems: Nagios, Ganglia, collectl, Graphite</text:p>
              </text:list-item>
              <text:list-item>
                <text:p text:style-name="P187">Open source server software: Apache httpd, nginx, MySQL, memcached, MongoDB, JMX</text:p>
              </text:list-item>
              <text:list-item>
                <text:p text:style-name="P187">Platform interfaces: procfs, sysctl, WMI, SNMP</text:p>
              </text:list-item>
              <text:list-item>
                <text:p text:style-name="P187">Third party APIs: Google Analytics, MailChimp, Spring Social, Amazon CloudWatch</text:p>
              </text:list-item>
            </text:list>
            <text:p text:style-name="P109">Supervised user experience and graphic designers in Ukraine</text:p>
            <text:p text:style-name="P95">Implemented a client-side user interface with the Google Web Toolkit, starting from wireframes:</text:p>
            <text:list xml:id="list170906816010031" text:continue-numbering="true" text:style-name="L2">
              <text:list-item>
                <text:p text:style-name="P187">Architectural best practices: Model-View-Presenter; event bus; activities and places</text:p>
              </text:list-item>
              <text:list-item>
                <text:p text:style-name="P187">Custom widgets: date time range picker, cell table pager, search box, selection tree</text:p>
              </text:list-item>
              <text:list-item>
                <text:p text:style-name="P18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19"/>
          </table:table-cell>
        </table:table-row>
        <table:table-row>
          <table:table-cell table:style-name="WorkExperience.A1" office:value-type="string">
            <text:p text:style-name="P6"><text:span text:style-name="T201">0</text:span>8/2011 – 12/2011</text:p>
          </table:table-cell>
          <table:table-cell table:style-name="WorkExperience.A1" office:value-type="string">
            <text:p text:style-name="P124"><text:span text:style-name="T235">Backend development </text:span><text:span text:style-name="T239">and software architecture</text:span><text:span text:style-name="T235"> </text:span><text:span text:style-name="T240">for</text:span><text:span text:style-name="T235"> </text:span><text:a xlink:type="simple" xlink:href="http://birchbox.com/" text:style-name="Internet_20_link" text:visited-style-name="Visited_20_Internet_20_Link"><text:span text:style-name="T23">Birchbox Inc.</text:span></text:a><text:span text:style-name="T24"> / </text:span><text:span text:style-name="T25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57">Designed, implemented, documented, and successfully deployed warehouse integration code in Java (backend) and PHP (administrative frontend)</text:p>
            <text:p text:style-name="P156">Wrote a Thrift compiler and targets in Python+pyparsing to generate Java and PHP from Thrift definitions</text:p>
            <text:p text:style-name="P12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9"/>
          </table:table-cell>
        </table:table-row>
        <table:table-row>
          <table:table-cell table:style-name="WorkExperience.A1" office:value-type="string">
            <text:p text:style-name="P6"><text:span text:style-name="T201">0</text:span>5/2011 – <text:span text:style-name="T201">0</text:span>8/2011</text:p>
          </table:table-cell>
          <table:table-cell table:style-name="WorkExperience.A1" office:value-type="string">
            <text:p text:style-name="P119"><text:span text:style-name="T233">Benchmarking server stacks in order to provision EC2 instances </text:span><text:span text:style-name="T245">at</text:span><text:span text:style-name="T233"> </text:span><text:a xlink:type="simple" xlink:href="http://chartbeat.com/" text:style-name="Internet_20_link" text:visited-style-name="Visited_20_Internet_20_Link"><text:span text:style-name="T27">Chartbeat Inc.</text:span></text:a><text:span text:style-name="T245"> / </text:span><text:span text:style-name="T246">New York, NY</text:span><text:span text:style-name="T233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56">Synthesized a realistic benchmark for front-line web servers from statistical analyses of nginx access logs</text:p>
            <text:p text:style-name="P156">Significantly reduced network bandwidth and latency on <text:s/>production servers with targeted optimizations</text:p>
            <text:p text:style-name="P12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6">10/2010 – <text:span text:style-name="T201">0</text:span>4/2011</text:p>
          </table:table-cell>
          <table:table-cell table:style-name="WorkExperience.A1" office:value-type="string">
            <text:p text:style-name="P119"><text:span text:style-name="T233">File I/O library for </text:span><text:a xlink:type="simple" xlink:href="http://x10-lang.org/" text:style-name="Internet_20_link" text:visited-style-name="Visited_20_Internet_20_Link"><text:span text:style-name="T37">X10</text:span></text:a><text:span text:style-name="T20"> </text:span><text:span text:style-name="T28">at</text:span><text:span text:style-name="T29"> IBM Research </text:span><text:span text:style-name="T28">/ Hawthorne, NY</text:span></text:p>
            <text:p text:style-name="P158"><text:soft-page-break/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52">Designed, implemented, <text:s/>tested, and documented a new low-overhead, buffer-based file library for X10:</text:p>
            <text:list xml:id="list170905284483911" text:continue-numbering="true" text:style-name="L2">
              <text:list-item>
                <text:p text:style-name="P194">inspired by POSIX, FUSE, Boost.Filesystem, and Java NIO.2</text:p>
              </text:list-item>
              <text:list-item>
                <text:p text:style-name="P194">X10 and native code for the Java and C++ source-to-source compilation backends</text:p>
              </text:list-item>
              <text:list-item>
                <text:p text:style-name="P194">Scatter/gather I/O, aligned buffers, memory-mapped files, advisory locking</text:p>
                <text:p text:style-name="P198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44">
          <table:table-cell table:style-name="WorkExperience.A1" office:value-type="string">
            <text:p text:style-name="P6"><text:span text:style-name="T202">0</text:span>1/2009 – <text:span text:style-name="T202">0</text:span>7/2010</text:p>
          </table:table-cell>
          <table:table-cell table:style-name="WorkExperience.A1" office:value-type="string">
            <text:p text:style-name="P119"><text:a xlink:type="simple" xlink:href="http://www.nec.com/en/global/solutions/hpc/storage/lxfs.html" text:style-name="Internet_20_link" text:visited-style-name="Visited_20_Internet_20_Link"><text:span text:style-name="T37">LXFS</text:span></text:a><text:span text:style-name="T233">: fast and reliable data storage for </text:span><text:span text:style-name="T254">computing </text:span><text:span text:style-name="T233">clusters, </text:span><text:span text:style-name="T247">for</text:span><text:span text:style-name="T255"> NEC HPCE GmbH </text:span><text:span text:style-name="T247">/ </text:span><text:span text:style-name="T248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3">Wrote Python and bash scripts for configuring, deploying, and administrating LXFS installations: Lustre and lnet configuration (MGS, MDS, OSS, clients); <text:span text:style-name="T177">r</text:span>edundant NFS exports; Nagios, Ganglia, and collectl monitoring; Heartbeat/Linux-HA services for failover; Promise RAID devices; <text:span text:style-name="T177">n</text:span>etwork interfaces (Infiniband, bonded Ethernet)</text:p>
            <text:list xml:id="list2715471076" text:style-name="L3">
              <text:list-header>
                <text:p text:style-name="P199">Finished two major LXFS releases, used in numerous deployments</text:p>
                <text:p text:style-name="P18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7"/>
          </table:table-cell>
        </table:table-row>
        <table:table-row>
          <table:table-cell table:style-name="WorkExperience.A1" office:value-type="string">
            <text:p text:style-name="P6"><text:span text:style-name="T203">0</text:span>1/2009 – <text:span text:style-name="T203">0</text:span>7/2010</text:p>
          </table:table-cell>
          <table:table-cell table:style-name="WorkExperience.A1" office:value-type="string">
            <text:p text:style-name="P117"><text:a xlink:type="simple" xlink:href="http://xtreemfs.org/" text:style-name="Internet_20_link" text:visited-style-name="Visited_20_Internet_20_Link"><text:span text:style-name="T30">XtreemFS</text:span></text:a><text:span text:style-name="T242">: a distributed and replicated file system for </text:span><text:span text:style-name="T243">WANs</text:span><text:span text:style-name="T242">, </text:span><text:span text:style-name="T247">for</text:span><text:span text:style-name="T244"> NEC HPCE GmbH</text:span><text:span text:style-name="T247"> / </text:span><text:span text:style-name="T249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2">Designed, implemented, and tested the XtreemFS userspace client:</text:p>
            <text:list xml:id="list1573103901" text:style-name="L4">
              <text:list-item>
                <text:p text:style-name="P195">FUSE and Dokan (Windows FUSE-like library) interfaces</text:p>
              </text:list-item>
              <text:list-item>
                <text:p text:style-name="P195">Multiple pipelined ONC-RPC streams to a a single server</text:p>
              </text:list-item>
              <text:list-item>
                <text:p text:style-name="P195">Staged, event-driven concurrency for robust performance under load</text:p>
              </text:list-item>
              <text:list-item>
                <text:p text:style-name="P195">Close-to-open file caching with per-file page sizes</text:p>
              </text:list-item>
              <text:list-item>
                <text:p text:style-name="P195">Automatic failover between file replicas on timeout</text:p>
              </text:list-item>
              <text:list-item>
                <text:p text:style-name="P195">Heavily benchmarked under different I/O loads (iobench, dbench, metadata benchmarks)</text:p>
                <text:p text:style-name="P200">Finished two major XtreemFS releases, both used in production</text:p>
                <text:p text:style-name="P189">Collaborated with academic and industry partners in Europe, Israel, and China</text:p>
              </text:list-item>
            </text:list>
          </table:table-cell>
        </table:table-row>
      </table:table>
      <text:p text:style-name="P137"/>
      <text:p text:style-name="P13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48"><text:span text:style-name="T229">Open Source </text:span>Projects</text:p>
          </table:table-cell>
        </table:table-row>
        <table:table-row>
          <table:table-cell table:style-name="Table8.A1" office:value-type="string">
            <text:p text:style-name="P38">11/2015 –</text:p>
          </table:table-cell>
          <table:table-cell table:style-name="Table8.A1" office:value-type="string">
            <text:p text:style-name="P102"><text:a xlink:type="simple" xlink:href="https://github.com/minorg/dressdiscover" text:style-name="Internet_20_link" text:visited-style-name="Visited_20_Internet_20_Link"><text:span text:style-name="T56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6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9">7/201<text:span text:style-name="T228">6</text:span> <text:span text:style-name="T227">–</text:span></text:p>
          </table:table-cell>
          <table:table-cell table:style-name="Table8.A1" office:value-type="string">
            <text:p text:style-name="P88"><text:a xlink:type="simple" xlink:href="https://github.com/minorg/pastpy" text:style-name="Internet_20_link" text:visited-style-name="Visited_20_Internet_20_Link"><text:span text:style-name="T92">Pastpy</text:span></text:a><text:span text:style-name="T97">: </text:span><text:span text:style-name="T9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0">7/2012 <text:span text:style-name="T227">–</text:span></text:p>
          </table:table-cell>
          <table:table-cell table:style-name="Table8.A1" office:value-type="string">
            <text:p text:style-name="P87"><text:a xlink:type="simple" xlink:href="https://github.com/minorg/thryft" text:style-name="Internet_20_link" text:visited-style-name="Visited_20_Internet_20_Link"><text:span text:style-name="T93">Thryft</text:span></text:a><text:span text:style-name="T97">: </text:span><text:span text:style-name="T99">compiler and </text:span><text:span text:style-name="T100">code generation framework for multilingual web applications</text:span></text:p>
          </table:table-cell>
        </table:table-row>
      </table:table>
      <text:p text:style-name="P138"/>
      <text:p text:style-name="P1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49"><text:span text:style-name="T178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4">Java; <text:span text:style-name="T114">Python; TypeScript; </text:span>C++; <text:span text:style-name="T172">C; </text:span>SQL; <text:span text:style-name="T156">C#; </text:span>JavaScript; <text:span text:style-name="T216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4">Thrift; Protobufs; <text:span text:style-name="T212">Flask;</text:span> <text:span text:style-name="T119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4"><text:span text:style-name="T116">ElasticSearch; </text:span>MongoDB; <text:span text:style-name="T116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4">Windows; Debian- <text:span text:style-name="T170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20">s</text:span></text:p>
          </table:table-cell>
          <table:table-cell table:style-name="Table4.A1" office:value-type="string">
            <text:p text:style-name="P4"><text:span text:style-name="T16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39"/>
      <text:p text:style-name="P13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1"/>
          </table:table-cell>
          <table:table-cell table:style-name="Table2.B3" office:value-type="string">
            <text:p text:style-name="P152">Teaching Experience</text:p>
          </table:table-cell>
        </table:table-row>
        <table:table-row>
          <table:table-cell table:style-name="Table2.A2" office:value-type="string">
            <text:p text:style-name="P16"><text:span text:style-name="T204">0</text:span>2/2014 – <text:span text:style-name="T204">0</text:span>4/2014</text:p>
          </table:table-cell>
          <table:table-cell table:style-name="Table2.B3" office:value-type="string">
            <text:p text:style-name="P118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08">/ Ames, IA</text:span></text:p>
          </table:table-cell>
        </table:table-row>
        <table:table-row>
          <table:table-cell table:style-name="Table2.A3" office:value-type="string">
            <text:p text:style-name="P17"><text:span text:style-name="T205">01/</text:span>2002 – <text:span text:style-name="T205">05/</text:span>2004</text:p>
          </table:table-cell>
          <table:table-cell table:style-name="Table2.B3" office:value-type="string">
            <text:p text:style-name="P123">Technical supervision of Masters' theses <text:span text:style-name="T226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23">Mathematics tutoring for 6th and 7th graders at Tulsa Public Schools / Tulsa, OK</text:p>
          </table:table-cell>
        </table:table-row>
      </table:table>
      <text:p text:style-name="P142"/>
      <text:p text:style-name="P14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50">Research Experience</text:p>
          </table:table-cell>
        </table:table-row>
        <table:table-row>
          <table:table-cell table:style-name="Table7.A1" office:value-type="string">
            <text:p text:style-name="P160">2005 – 2008</text:p>
          </table:table-cell>
          <table:table-cell table:style-name="Table7.A1" office:value-type="string">
            <text:p text:style-name="P110"><text:span text:style-name="T110">D</text:span><text:span text:style-name="T105">octoral student </text:span><text:span text:style-name="T101">/ University of Cambridge, Cambridge, UK</text:span></text:p>
          </table:table-cell>
        </table:table-row>
        <text:soft-page-break/>
        <table:table-row>
          <table:table-cell table:style-name="Table7.A1" office:value-type="string">
            <text:p text:style-name="P162"/>
          </table:table-cell>
          <table:table-cell table:style-name="Table7.A1" office:value-type="string">
            <text:p text:style-name="P75">Supervisor: Jean Bacon</text:p>
            <text:list xml:id="list841529791" text:style-name="L5">
              <text:list-header>
                <text:p text:style-name="P202">Examiners: Steven Hand, University of Cambridge; James Larus, Microsoft Research</text:p>
              </text:list-header>
            </text:list>
            <text:p text:style-name="P81">Research focus: high-performance web servers</text:p>
            <text:list xml:id="list170906760078428" text:continue-numbering="true" text:style-name="L5">
              <text:list-header>
                <text:p text:style-name="P202"><text:span text:style-name="T128">Dissertation: </text:span><text:a xlink:type="simple" xlink:href="http://www.cl.cam.ac.uk/techreports/UCAM-CL-TR-781.pdf" text:style-name="Internet_20_link" text:visited-style-name="Visited_20_Internet_20_Link"><text:span text:style-name="T31">Stage scheduling for CPU-intensive servers</text:span></text:a></text:p>
              </text:list-header>
            </text:list>
            <text:p text:style-name="P75">Funding: EPSRC grant for the EDSAC 21 project</text:p>
          </table:table-cell>
        </table:table-row>
        <table:table-row>
          <table:table-cell table:style-name="Table7.A1" office:value-type="string">
            <text:p text:style-name="P162"/>
          </table:table-cell>
          <table:table-cell table:style-name="Table7.A1" office:value-type="string">
            <text:p text:style-name="P111"/>
          </table:table-cell>
        </table:table-row>
        <table:table-row table:style-name="Table7.5">
          <table:table-cell table:style-name="Table7.A1" office:value-type="string">
            <text:p text:style-name="P160">2003 – 2005</text:p>
          </table:table-cell>
          <table:table-cell table:style-name="Table7.A1" office:value-type="string">
            <text:p text:style-name="P115">Student research assistant<text:span text:style-name="T186"> </text:span><text:span text:style-name="T128">/ </text:span><text:span text:style-name="T145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12">Supervisors: Alexander Reinefeld, Hans-Ulrich Heiß</text:p>
            <text:p text:style-name="P114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13"/>
          </table:table-cell>
        </table:table-row>
        <table:table-row table:style-name="Table7.5">
          <table:table-cell table:style-name="Table7.A1" office:value-type="string">
            <text:p text:style-name="P161">200<text:span text:style-name="T225">2</text:span> – 200<text:span text:style-name="T225">3</text:span></text:p>
          </table:table-cell>
          <table:table-cell table:style-name="Table7.A1" office:value-type="string">
            <text:p text:style-name="P116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82">Supervisor: Marcin Paprzycki</text:p>
            <text:p text:style-name="P82">Research focus: software agents, Semantic Web technologies</text:p>
            <text:list xml:id="list2344015098" text:style-name="L6">
              <text:list-header>
                <text:p text:style-name="P203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6">Staged design for highly concurrent web servers</text:span></text:a></text:p>
              </text:list-header>
            </text:list>
            <text:p text:style-name="P82">Funding: full academic scholarship from the State of Oklahoma</text:p>
          </table:table-cell>
        </table:table-row>
      </table:table>
      <text:p text:style-name="P143"/>
      <text:p text:style-name="P143"/>
      <table:table table:name="Table6" table:style-name="Table6">
        <table:table-column table:style-name="Table6.A"/>
        <table:table-row>
          <table:table-cell table:style-name="Table6.A1" office:value-type="string">
            <text:p text:style-name="P151"><text:span text:style-name="T221">Selected </text:span>Publications</text:p>
          </table:table-cell>
        </table:table-row>
        <table:table-row>
          <table:table-cell table:style-name="Table6.A1" office:value-type="string">
            <text:p text:style-name="P12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29"><text:span text:style-name="T259">Gordon, M.</text:span><text:span text:style-name="T260"> (2007). </text:span><text:span text:style-name="T256">Twisted in knots </text:span><text:span text:style-name="T257">[</text:span><text:span text:style-name="T258">a review of</text:span><text:span text:style-name="T257"> </text:span><text:span text:style-name="T164">Twisted Network Programming Essentials </text:span><text:span text:style-name="T165">by Abe Fettig]</text:span><text:span text:style-name="T256">.</text:span><text:span text:style-name="T260"> IEEE Distributed Systems Online, (3), 5. </text:span><text:span text:style-name="T166"><text:s/></text:span></text:p>
          </table:table-cell>
        </table:table-row>
        <table:table-row>
          <table:table-cell table:style-name="Table6.A1" office:value-type="string">
            <text:p text:style-name="P12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2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28"><text:span text:style-name="T1">Gordon, M.</text:span> (2005). An introduction to network programming the <text:span text:style-name="T231">P</text:span>ython way [<text:span text:style-name="T222">a review of </text:span><text:span text:style-name="T187">Foundations of Python Network Programming</text:span><text:span text:style-name="T22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28">Gawinecki, M., <text:span text:style-name="T1">Gordon, M.</text:span>, Kaczmarek, P., &amp; Paprzycki, M. (2005). The problem of agent-client communication on the <text:span text:style-name="T23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2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28"><text:span text:style-name="T1">Gordon, M.</text:span> (2004). A Textbook for the Semantic Web <text:span text:style-name="T222">[a review of </text:span><text:span text:style-name="T187">Knowledge Representation</text:span><text:span text:style-name="T22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28"><text:span text:style-name="T1">Gordon, M.</text:span> (2004). An introduction to RDF technologies: Too little, too soon <text:span text:style-name="T223">[a review of </text:span><text:span text:style-name="T188">Practical RDF</text:span><text:span text:style-name="T22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2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2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10-26T17:08:44.972000000</dc:date>
    <meta:editing-duration>P1DT17H10M16S</meta:editing-duration>
    <meta:editing-cycles>1157</meta:editing-cycles>
    <meta:generator>LibreOffice/6.0.2.1$Windows_X86_64 LibreOffice_project/f7f06a8f319e4b62f9bc5095aa112a65d2f3ac89</meta:generator>
    <dc:title>Minor E. Gordon, Ph.D. - Curriculum Vitae</dc:title>
    <meta:document-statistic meta:table-count="11" meta:image-count="0" meta:object-count="0" meta:page-count="6" meta:paragraph-count="254" meta:word-count="2745" meta:character-count="19531" meta:non-whitespace-character-count="17056"/>
  </office:meta>
</office:document-meta>
</file>